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9693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6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justify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06-19)'.D8"/>
      <style:map style:condition="cell-content()=&quot;Exception Rejected&quot;" style:apply-style-name="Orange_20_Fill" style:base-cell-address="'DATE (24-06-19)'.D8"/>
      <style:map style:condition="cell-content()=&quot;Compliance Expected&quot;" style:apply-style-name="Light_20_Green_20_Fill" style:base-cell-address="'DATE (24-06-19)'.D8"/>
      <style:map style:condition="cell-content()=&quot;Exception Granted&quot;" style:apply-style-name="Dark_20_Green_20_Fill" style:base-cell-address="'DATE (24-06-19)'.D8"/>
      <style:map style:condition="cell-content()=&quot;Compliant&quot;" style:apply-style-name="Emerald_20_Fill" style:base-cell-address="'DATE (24-06-19)'.D8"/>
      <style:map style:condition="cell-content()=&quot;Not-Applicable&quot;" style:apply-style-name="Note" style:base-cell-address="'DATE (24-06-19)'.D8"/>
      <style:map style:condition="cell-content()=&quot;Exception Requested&quot;" style:apply-style-name="Yellow_20_Fill" style:base-cell-address="'DATE (24-06-19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06-19)'.D8"/>
      <style:map style:condition="cell-content()=&quot;Exception Rejected&quot;" style:apply-style-name="Orange_20_Fill" style:base-cell-address="'DATE (24-06-19)'.D8"/>
      <style:map style:condition="cell-content()=&quot;Compliance Expected&quot;" style:apply-style-name="Light_20_Green_20_Fill" style:base-cell-address="'DATE (24-06-19)'.D8"/>
      <style:map style:condition="cell-content()=&quot;Exception Granted&quot;" style:apply-style-name="Dark_20_Green_20_Fill" style:base-cell-address="'DATE (24-06-19)'.D8"/>
      <style:map style:condition="cell-content()=&quot;Compliant&quot;" style:apply-style-name="Emerald_20_Fill" style:base-cell-address="'DATE (24-06-19)'.D8"/>
      <style:map style:condition="cell-content()=&quot;Not-Applicable&quot;" style:apply-style-name="Note" style:base-cell-address="'DATE (24-06-19)'.D8"/>
      <style:map style:condition="cell-content()=&quot;Exception Requested&quot;" style:apply-style-name="Yellow_20_Fill" style:base-cell-address="'DATE (24-06-19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06-19)'.D8"/>
      <style:map style:condition="cell-content()=&quot;Exception Rejected&quot;" style:apply-style-name="Orange_20_Fill" style:base-cell-address="'DATE (24-06-19)'.D8"/>
      <style:map style:condition="cell-content()=&quot;Compliance Expected&quot;" style:apply-style-name="Light_20_Green_20_Fill" style:base-cell-address="'DATE (24-06-19)'.D8"/>
      <style:map style:condition="cell-content()=&quot;Exception Granted&quot;" style:apply-style-name="Dark_20_Green_20_Fill" style:base-cell-address="'DATE (24-06-19)'.D8"/>
      <style:map style:condition="cell-content()=&quot;Compliant&quot;" style:apply-style-name="Emerald_20_Fill" style:base-cell-address="'DATE (24-06-19)'.D8"/>
      <style:map style:condition="cell-content()=&quot;Not-Applicable&quot;" style:apply-style-name="Note" style:base-cell-address="'DATE (24-06-19)'.D8"/>
      <style:map style:condition="cell-content()=&quot;Exception Requested&quot;" style:apply-style-name="Yellow_20_Fill" style:base-cell-address="'DATE (24-06-19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92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06-19)'.D8"/>
      <style:map style:condition="cell-content()=&quot;Exception Rejected&quot;" style:apply-style-name="Orange_20_Fill" style:base-cell-address="'DATE (24-06-19)'.D8"/>
      <style:map style:condition="cell-content()=&quot;Compliance Expected&quot;" style:apply-style-name="Light_20_Green_20_Fill" style:base-cell-address="'DATE (24-06-19)'.D8"/>
      <style:map style:condition="cell-content()=&quot;Exception Granted&quot;" style:apply-style-name="Dark_20_Green_20_Fill" style:base-cell-address="'DATE (24-06-19)'.D8"/>
      <style:map style:condition="cell-content()=&quot;Compliant&quot;" style:apply-style-name="Emerald_20_Fill" style:base-cell-address="'DATE (24-06-19)'.D8"/>
      <style:map style:condition="cell-content()=&quot;Not-Applicable&quot;" style:apply-style-name="Note" style:base-cell-address="'DATE (24-06-19)'.D8"/>
      <style:map style:condition="cell-content()=&quot;Exception Requested&quot;" style:apply-style-name="Yellow_20_Fill" style:base-cell-address="'DATE (24-06-19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06-19)'.D8"/>
      <style:map style:condition="cell-content()=&quot;Exception Rejected&quot;" style:apply-style-name="Orange_20_Fill" style:base-cell-address="'DATE (24-06-19)'.D8"/>
      <style:map style:condition="cell-content()=&quot;Compliance Expected&quot;" style:apply-style-name="Light_20_Green_20_Fill" style:base-cell-address="'DATE (24-06-19)'.D8"/>
      <style:map style:condition="cell-content()=&quot;Exception Granted&quot;" style:apply-style-name="Dark_20_Green_20_Fill" style:base-cell-address="'DATE (24-06-19)'.D8"/>
      <style:map style:condition="cell-content()=&quot;Compliant&quot;" style:apply-style-name="Emerald_20_Fill" style:base-cell-address="'DATE (24-06-19)'.D8"/>
      <style:map style:condition="cell-content()=&quot;Not-Applicable&quot;" style:apply-style-name="Note" style:base-cell-address="'DATE (24-06-19)'.D8"/>
      <style:map style:condition="cell-content()=&quot;Exception Requested&quot;" style:apply-style-name="Yellow_20_Fill" style:base-cell-address="'DATE (24-06-19)'.D8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06-19)'.D8"/>
      <style:map style:condition="cell-content()=&quot;Exception Rejected&quot;" style:apply-style-name="Orange_20_Fill" style:base-cell-address="'DATE (24-06-19)'.D8"/>
      <style:map style:condition="cell-content()=&quot;Compliance Expected&quot;" style:apply-style-name="Light_20_Green_20_Fill" style:base-cell-address="'DATE (24-06-19)'.D8"/>
      <style:map style:condition="cell-content()=&quot;Exception Granted&quot;" style:apply-style-name="Dark_20_Green_20_Fill" style:base-cell-address="'DATE (24-06-19)'.D8"/>
      <style:map style:condition="cell-content()=&quot;Compliant&quot;" style:apply-style-name="Emerald_20_Fill" style:base-cell-address="'DATE (24-06-19)'.D8"/>
      <style:map style:condition="cell-content()=&quot;Not-Applicable&quot;" style:apply-style-name="Note" style:base-cell-address="'DATE (24-06-19)'.D8"/>
      <style:map style:condition="cell-content()=&quot;Exception Requested&quot;" style:apply-style-name="Yellow_20_Fill" style:base-cell-address="'DATE (24-06-19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24-06-19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24-06-19)'.D8">
          <table:error-message table:message-type="stop" table:display="true"/>
        </table:content-validation>
      </table:content-validations>
      <table:table table:name="DATE (24-06-19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53"/>
        <table:table-column table:style-name="co6" table:default-cell-style-name="ce65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42" office:value-type="string" calcext:value-type="string" table:number-columns-spanned="1" table:number-rows-spanned="5">
            <text:p>Requirement </text:p>
          </table:table-cell>
          <table:table-cell table:style-name="ce42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42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6"/>
        </table:table-row>
        <table:table-row table:style-name="ro1">
          <table:covered-table-cell table:style-name="ce1"/>
          <table:covered-table-cell table:number-columns-repeated="2" table:style-name="ce42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TechChariot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TechChariot</text:p>
          </table:table-cell>
        </table:table-row>
        <table:table-row table:style-name="ro1">
          <table:covered-table-cell table:style-name="ce1"/>
          <table:covered-table-cell table:number-columns-repeated="2" table:style-name="ce42"/>
          <table:covered-table-cell table:style-name="ce61"/>
          <table:covered-table-cell table:style-name="ce70"/>
          <table:covered-table-cell table:number-columns-repeated="2" table:style-name="ce96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6"/>
        </table:table-row>
        <table:table-row table:style-name="ro1">
          <table:covered-table-cell table:number-columns-repeated="3" table:style-name="ce2"/>
          <table:table-cell table:style-name="ce42" office:value-type="string" calcext:value-type="string">
            <text:p>Status</text:p>
          </table:table-cell>
          <table:table-cell table:style-name="ce42" office:value-type="string" calcext:value-type="string">
            <text:p>Notes</text:p>
          </table:table-cell>
          <table:table-cell table:style-name="ce96" office:value-type="string" calcext:value-type="string">
            <text:p>Status</text:p>
          </table:table-cell>
          <table:table-cell table:style-name="ce96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63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42"/>
          <table:table-cell table:style-name="ce7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6"/>
        </table:table-row>
        <table:table-row table:style-name="ro1">
          <table:table-cell table:style-name="ce3" office:value-type="string" calcext:value-type="string">
            <text:p>CSRM-GRK-06</text:p>
          </table:table-cell>
          <table:table-cell table:style-name="Default" table:number-columns-repeated="2"/>
          <table:table-cell table:style-name="ce22"/>
          <table:table-cell table:style-name="ce92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3" calcext:value-type="float">
            <text:p>3</text:p>
          </table:table-cell>
          <table:table-cell office:value-type="string" calcext:value-type="string">
            <text:p>Rule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Upland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Midland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Player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D</text:p>
          </table:table-cell>
          <table:table-cell office:value-type="string" calcext:value-type="string">
            <text:p>Sea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E</text:p>
          </table:table-cell>
          <table:table-cell office:value-type="string" calcext:value-type="string">
            <text:p>Outcropping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Coastline Terrai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Unbuildable Terrai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C</text:p>
          </table:table-cell>
          <table:table-cell office:value-type="string" calcext:value-type="string">
            <text:p>Walkab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D.1</text:p>
          </table:table-cell>
          <table:table-cell office:value-type="string" calcext:value-type="string">
            <text:p>Forest Tree Capac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D.2</text:p>
          </table:table-cell>
          <table:table-cell office:value-type="string" calcext:value-type="string">
            <text:p>Forest Tree Spac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float" office:value="7" calcext:value-type="float">
            <text:p>7</text:p>
          </table:table-cell>
          <table:table-cell office:value-type="string" calcext:value-type="string">
            <text:p>Connec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8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`</text:p>
          </table:table-cell>
        </table:table-row>
        <table:table-row table:style-name="ro1">
          <table:table-cell table:style-name="ce4"/>
          <table:table-cell office:value-type="string" calcext:value-type="string">
            <text:p>8.B</text:p>
          </table:table-cell>
          <table:table-cell office:value-type="string" calcext:value-type="string">
            <text:p>Nearby Ston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8.C</text:p>
          </table:table-cell>
          <table:table-cell office:value-type="string" calcext:value-type="string">
            <text:p>Relic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8.D.1</text:p>
          </table:table-cell>
          <table:table-cell office:value-type="string" calcext:value-type="string">
            <text:p>Shore Fish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8.D.2</text:p>
          </table:table-cell>
          <table:table-cell office:value-type="string" calcext:value-type="string">
            <text:p>Deep Fish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GRK-002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Map has already been inspected by RAY for Alchemy League Season 1 with passing score of 170/100</text:p>
          </table:table-cell>
        </table:table-row>
        <table:table-row table:style-name="ro1">
          <table:table-cell table:style-name="ce26"/>
          <table:table-cell office:value-type="float" office:value="6" calcext:value-type="float">
            <text:p>6</text:p>
          </table:table-cell>
          <table:table-cell office:value-type="string" calcext:value-type="string">
            <text:p>General Design/Greek Loo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style-name="ce30"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rting Scou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style-name="ce30"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Superseded by CSRM-GRK-06, Req. 3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53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52"/>
          <table:covered-table-cell table:style-name="ce21"/>
          <table:table-cell table:style-name="ce52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92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53"/>
          <table:table-cell table:style-name="ce12" table:formula="of:=COUNTIF([.$D$8:.$D$79];[.A8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9];[.A83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53"/>
          <table:table-cell table:style-name="ce12" table:formula="of:=COUNTIF([.$D$8:.$D$79];[.A84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9];[.A84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53"/>
          <table:table-cell table:style-name="ce12" table:formula="of:=COUNTIF([.$D$8:.$D$79];[.A85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8:.$F$79];[.A85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53"/>
          <table:table-cell table:style-name="ce12" table:formula="of:=COUNTIF([.$D$8:.$D$79];[.A86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9];[.A86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53"/>
          <table:table-cell table:style-name="ce12" table:formula="of:=COUNTIF([.$D$8:.$D$79];[.A87])" office:value-type="float" office:value="54" calcext:value-type="float" table:number-columns-spanned="2" table:number-rows-spanned="1">
            <text:p>54</text:p>
          </table:table-cell>
          <table:covered-table-cell/>
          <table:table-cell table:style-name="ce12" table:formula="of:=COUNTIF([.$F$8:.$F$79];[.A87])" office:value-type="float" office:value="55" calcext:value-type="float" table:number-columns-spanned="2" table:number-rows-spanned="1">
            <text:p>55</text:p>
          </table:table-cell>
          <table:covered-table-cell table:style-name="ce53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53"/>
          <table:table-cell table:style-name="ce12" table:formula="of:=COUNTIF([.$D$8:.$D$79];[.A88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9];[.A88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calcext:conditional-formats>
          <calcext:conditional-format calcext:target-range-address="'DATE (24-06-19)'.D8:'DATE (24-06-19)'.D36 'DATE (24-06-19)'.D39:'DATE (24-06-19)'.D41 'DATE (24-06-19)'.D43:'DATE (24-06-19)'.D43 'DATE (24-06-19)'.D45:'DATE (24-06-19)'.D48 'DATE (24-06-19)'.D50:'DATE (24-06-19)'.D53 'DATE (24-06-19)'.D55:'DATE (24-06-19)'.D55 'DATE (24-06-19)'.D57:'DATE (24-06-19)'.D58 'DATE (24-06-19)'.D60:'DATE (24-06-19)'.D62 'DATE (24-06-19)'.D64:'DATE (24-06-19)'.D71 'DATE (24-06-19)'.D73:'DATE (24-06-19)'.D73 'DATE (24-06-19)'.D75:'DATE (24-06-19)'.D75 'DATE (24-06-19)'.D77:'DATE (24-06-19)'.D77 'DATE (24-06-19)'.D79:'DATE (24-06-19)'.D79 'DATE (24-06-19)'.F8:'DATE (24-06-19)'.F36 'DATE (24-06-19)'.F39:'DATE (24-06-19)'.F41 'DATE (24-06-19)'.F43:'DATE (24-06-19)'.F43 'DATE (24-06-19)'.F45:'DATE (24-06-19)'.F48 'DATE (24-06-19)'.F50:'DATE (24-06-19)'.F53 'DATE (24-06-19)'.F55:'DATE (24-06-19)'.F55 'DATE (24-06-19)'.F57:'DATE (24-06-19)'.F58 'DATE (24-06-19)'.F60:'DATE (24-06-19)'.F62 'DATE (24-06-19)'.F64:'DATE (24-06-19)'.F71 'DATE (24-06-19)'.F73:'DATE (24-06-19)'.F73 'DATE (24-06-19)'.F75:'DATE (24-06-19)'.F75 'DATE (24-06-19)'.F77:'DATE (24-06-19)'.F77 'DATE (24-06-19)'.F79:'DATE (24-06-19)'.F79">
            <calcext:condition calcext:apply-style-name="Red Fill" calcext:value="=&quot;Non-Compliant&quot;" calcext:base-cell-address="'DATE (24-06-19)'.D8"/>
            <calcext:condition calcext:apply-style-name="Orange Fill" calcext:value="=&quot;Exception Rejected&quot;" calcext:base-cell-address="'DATE (24-06-19)'.D8"/>
            <calcext:condition calcext:apply-style-name="Light Green Fill" calcext:value="=&quot;Compliance Expected&quot;" calcext:base-cell-address="'DATE (24-06-19)'.D8"/>
            <calcext:condition calcext:apply-style-name="Dark Green Fill" calcext:value="=&quot;Exception Granted&quot;" calcext:base-cell-address="'DATE (24-06-19)'.D8"/>
            <calcext:condition calcext:apply-style-name="Emerald Fill" calcext:value="=&quot;Compliant&quot;" calcext:base-cell-address="'DATE (24-06-19)'.D8"/>
            <calcext:condition calcext:apply-style-name="Note" calcext:value="=&quot;Not-Applicable&quot;" calcext:base-cell-address="'DATE (24-06-19)'.D8"/>
            <calcext:condition calcext:apply-style-name="Yellow Fill" calcext:value="=&quot;Exception Requested&quot;" calcext:base-cell-address="'DATE (24-06-19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19T11:18:56.800000000</dc:date>
    <meta:editing-duration>P2DT15H48M41S</meta:editing-duration>
    <meta:editing-cycles>175</meta:editing-cycles>
    <meta:generator>LibreOffice/7.1.3.2$Windows_X86_64 LibreOffice_project/47f78053abe362b9384784d31a6e56f8511eb1c1</meta:generator>
    <meta:document-statistic meta:table-count="1" meta:cell-count="264" meta:object-count="0"/>
  </office:meta>
</office:document-meta>
</file>